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4.001cm"/>
    </style:style>
    <style:style style:name="co3" style:family="table-column">
      <style:table-column-properties fo:break-before="auto" style:column-width="2.835cm"/>
    </style:style>
    <style:style style:name="co4" style:family="table-column">
      <style:table-column-properties fo:break-before="auto" style:column-width="3.5cm"/>
    </style:style>
    <style:style style:name="co5" style:family="table-column">
      <style:table-column-properties fo:break-before="auto" style:column-width="3cm"/>
    </style:style>
    <style:style style:name="co6" style:family="table-column">
      <style:table-column-properties fo:break-before="auto" style:column-width="3.6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2cm" fo:break-before="auto" style:use-optimal-row-height="false"/>
    </style:style>
    <style:style style:name="ro3" style:family="table-row">
      <style:table-row-properties style:row-height="0.446cm" fo:break-before="auto" style:use-optimal-row-height="false"/>
    </style:style>
    <style:style style:name="ro4" style:family="table-row">
      <style:table-row-properties style:row-height="0.39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ackground-color="#ffffff"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fo:background-color="#ffffff" style:text-align-source="fix" style:repeat-content="false"/>
      <style:paragraph-properties fo:text-align="end" fo:margin-left="0cm"/>
    </style:style>
    <style:style style:name="ce3" style:family="table-cell" style:parent-style-name="Default">
      <style:table-cell-properties fo:background-color="#ffffff" style:text-align-source="fix" style:repeat-content="false"/>
      <style:paragraph-properties fo:text-align="end" fo:margin-left="0cm"/>
      <style:text-properties fo:font-size="13pt" fo:language="en" fo:country="US" style:font-name-asian="Lucida Sans Unicode" style:font-size-asian="13pt" style:language-asian="en" style:country-asian="US" style:font-name-complex="Tahoma" style:font-size-complex="7.34999990463257pt" style:language-complex="en" style:country-complex="US"/>
    </style:style>
    <style:style style:name="ce4" style:family="table-cell" style:parent-style-name="Default">
      <style:table-cell-properties fo:background-color="#ffffff" style:text-align-source="fix" style:repeat-content="false" fo:border="none"/>
      <style:paragraph-properties fo:text-align="center" fo:margin-left="0cm"/>
    </style:style>
    <style:style style:name="ce5" style:family="table-cell" style:parent-style-name="Default">
      <style:table-cell-properties fo:background-color="#ffffcc" style:text-align-source="fix" style:repeat-content="false" fo:border="0.088cm solid #000000"/>
      <style:paragraph-properties fo:text-align="center" fo:margin-left="0cm"/>
    </style:style>
    <style:style style:name="ce6" style:family="table-cell" style:parent-style-name="Default">
      <style:table-cell-properties fo:border-bottom="none" fo:background-color="#ffffcc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7" style:family="table-cell" style:parent-style-name="Default">
      <style:table-cell-properties fo:border-bottom="0.088cm solid #000000" fo:background-color="#ffffcc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8" style:family="table-cell" style:parent-style-name="Default">
      <style:table-cell-properties fo:background-color="#ffffff" style:text-align-source="fix" style:repeat-content="false"/>
      <style:paragraph-properties fo:text-align="start" fo:margin-left="0cm"/>
    </style:style>
    <style:style style:name="ce9" style:family="table-cell" style:parent-style-name="Default">
      <style:table-cell-properties fo:background-color="#ffffff" style:text-align-source="fix" style:repeat-content="false"/>
      <style:paragraph-properties fo:text-align="start" fo:margin-left="0cm"/>
      <style:text-properties fo:font-size="13pt" fo:language="en" fo:country="US" style:font-name-asian="Lucida Sans Unicode" style:font-size-asian="13pt" style:language-asian="en" style:country-asian="US" style:font-name-complex="Tahoma" style:font-size-complex="7.34999990463257pt" style:language-complex="en" style:country-complex="US"/>
    </style:style>
    <style:style style:name="ce10" style:family="table-cell" style:parent-style-name="Default">
      <style:table-cell-properties fo:background-color="#ccffff" style:text-align-source="fix" style:repeat-content="false" fo:border="0.088cm solid #000000"/>
      <style:paragraph-properties fo:text-align="center" fo:margin-left="0cm"/>
    </style:style>
    <style:style style:name="ce11" style:family="table-cell" style:parent-style-name="Default">
      <style:table-cell-properties fo:border-bottom="none" fo:background-color="#ccffff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12" style:family="table-cell" style:parent-style-name="Default">
      <style:table-cell-properties fo:border-bottom="0.088cm solid #000000" fo:background-color="#ccffff" style:text-align-source="fix" style:repeat-content="false" fo:border-left="0.088cm solid #000000" fo:border-right="0.088cm solid #000000" fo:border-top="none"/>
      <style:paragraph-properties fo:text-align="center" fo:margin-left="0cm"/>
    </style:style>
    <style:style style:name="ce13" style:family="table-cell" style:parent-style-name="Default">
      <style:table-cell-properties fo:border-bottom="none" fo:background-color="#ccffff" style:text-align-source="fix" style:repeat-content="false" fo:border-left="0.088cm solid #000000" fo:border-right="0.088cm solid #000000" fo:border-top="0.088cm solid #000000"/>
      <style:paragraph-properties fo:text-align="center" fo:margin-left="0cm"/>
    </style:style>
    <style:style style:name="ce14" style:family="table-cell" style:parent-style-name="Default">
      <style:table-cell-properties fo:background-color="#b2b2b2"/>
    </style:style>
    <style:style style:name="ce15" style:family="table-cell" style:parent-style-name="Default" style:data-style-name="N100">
      <style:table-cell-properties fo:background-color="#eeeeee"/>
    </style:style>
    <style:style style:name="ce16" style:family="table-cell" style:parent-style-name="Default" style:data-style-name="N100"/>
    <style:style style:name="ce17" style:family="table-cell" style:parent-style-name="Default">
      <style:table-cell-properties fo:background-color="#eeeeee"/>
    </style:style>
    <style:style style:name="ce18" style:family="table-cell" style:parent-style-name="Default" style:data-style-name="N100">
      <style:table-cell-properties fo:background-color="#b2b2b2" style:text-align-source="fix" style:repeat-content="false"/>
      <style:paragraph-properties fo:text-align="center" fo:margin-left="0cm"/>
    </style:style>
    <style:style style:name="ce19" style:family="table-cell" style:parent-style-name="Default" style:data-style-name="N100">
      <style:table-cell-properties fo:background-color="#eeeeee" style:text-align-source="fix" style:repeat-content="false"/>
      <style:paragraph-properties fo:text-align="center" fo:margin-left="0cm"/>
    </style:style>
    <style:style style:name="ce20" style:family="table-cell" style:parent-style-name="Default" style:data-style-name="N100">
      <style:table-cell-properties fo:background-color="#b2b2b2"/>
    </style:style>
    <style:style style:name="ce21" style:family="table-cell" style:parent-style-name="Default" style:data-style-name="N100">
      <style:table-cell-properties fo:background-color="transparent"/>
    </style:style>
    <style:style style:name="ce22" style:family="table-cell" style:parent-style-name="Default">
      <style:table-cell-properties fo:background-color="transparent"/>
    </style:style>
    <style:style style:name="gr1" style:family="graphic">
      <style:graphic-properties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1pt" style:font-size-asian="11pt" style:font-size-complex="11pt"/>
    </style:style>
  </office:automatic-styles>
  <office:body>
    <office:spreadsheet>
      <table:table table:name="Modelo BD" table:style-name="ta1" table:print="false">
        <table:table-column table:style-name="co1" table:default-cell-style-name="ce1"/>
        <table:table-column table:style-name="co2" table:number-columns-repeated="5" table:default-cell-style-name="ce1"/>
        <table:table-column table:style-name="co3" table:default-cell-style-name="ce1"/>
        <table:table-column table:style-name="co1" table:number-columns-repeated="1017" table:default-cell-style-name="ce1"/>
        <table:table-row table:style-name="ro1">
          <table:table-cell table:number-columns-repeated="4"/>
          <table:table-cell>
            <draw:line table:end-cell-address="'Modelo BD'.F1" table:end-x="0.561cm" table:end-y="0.159cm" draw:z-index="23" draw:style-name="gr1" draw:text-style-name="P1" svg:x1="1.017cm" svg:y1="0.159cm" svg:x2="4.547cm" svg:y2="0.159cm">
              <text:p/>
            </draw:line>
            <draw:line table:end-cell-address="'Modelo BD'.E17" table:end-x="0.879cm" table:end-y="0.187cm" draw:z-index="24" draw:style-name="gr1" draw:text-style-name="P1" svg:x1="0.879cm" svg:y1="7.305cm" svg:x2="0.878cm" svg:y2="0.159cm">
              <text:p/>
            </draw:line>
          </table:table-cell>
          <table:table-cell>
            <draw:line table:end-cell-address="'Modelo BD'.F2" table:end-x="0.589cm" table:end-y="0.399cm" draw:z-index="22" draw:style-name="gr1" draw:text-style-name="P1" svg:x1="0.589cm" svg:y1="0.85cm" svg:x2="0.589cm" svg:y2="0.186cm">
              <text:p/>
            </draw:line>
          </table:table-cell>
          <table:table-cell table:number-columns-repeated="1018"/>
        </table:table-row>
        <table:table-row table:style-name="ro1">
          <table:table-cell/>
          <table:table-cell table:style-name="ce4" office:value-type="string">
            <text:p>Escuela</text:p>
          </table:table-cell>
          <table:table-cell/>
          <table:table-cell office:value-type="string">
            <text:p>Aula</text:p>
          </table:table-cell>
          <table:table-cell table:style-name="ce2" office:value-type="float" office:value="1">
            <text:p>1</text:p>
          </table:table-cell>
          <table:table-cell office:value-type="string">
            <text:p>Sede</text:p>
          </table:table-cell>
          <table:table-cell table:number-columns-repeated="1018"/>
        </table:table-row>
        <table:table-row table:style-name="ro2">
          <table:table-cell table:style-name="ce2" office:value-type="string">
            <text:p>1_</text:p>
            <draw:line table:end-cell-address="'Modelo BD'.A3" table:end-x="2.224cm" table:end-y="0.239cm" draw:z-index="3" draw:style-name="gr1" draw:text-style-name="P1" svg:x1="2.224cm" svg:y1="0.239cm" svg:x2="1.529cm" svg:y2="0.239cm">
              <text:p/>
            </draw:line>
            <draw:line table:end-cell-address="'Modelo BD'.A19" table:end-x="1.53cm" table:end-y="0.214cm" draw:z-index="5" draw:style-name="gr1" draw:text-style-name="P1" svg:x1="1.53cm" svg:y1="7.333cm" svg:x2="1.529cm" svg:y2="0.239cm">
              <text:p/>
            </draw:line>
          </table:table-cell>
          <table:table-cell table:style-name="ce5" office:value-type="string">
            <text:p>chr_escucodigo</text:p>
          </table:table-cell>
          <table:table-cell table:style-name="ce8" office:value-type="string">
            <text:p>_1 <text:s text:c="27"/><text:span text:style-name="T1">∞</text:span></text:p>
            <draw:line table:end-cell-address="'Modelo BD'.C3" table:end-x="1.095cm" table:end-y="0.213cm" draw:z-index="0" draw:style-name="gr1" draw:text-style-name="P1" svg:x1="0.066cm" svg:y1="0.213cm" svg:x2="1.095cm" svg:y2="0.213cm">
              <text:p/>
            </draw:line>
            <draw:line table:end-cell-address="'Modelo BD'.C14" table:end-x="1.067cm" table:end-y="0.239cm" draw:z-index="2" draw:style-name="gr1" draw:text-style-name="P1" svg:x1="1.067cm" svg:y1="0.266cm" svg:x2="1.067cm" svg:y2="5.133cm">
              <text:p/>
            </draw:line>
            <draw:line table:end-cell-address="'Modelo BD'.C3" table:end-x="3.957cm" table:end-y="0.213cm" draw:z-index="27" draw:style-name="gr1" draw:text-style-name="P1" svg:x1="3.957cm" svg:y1="0.213cm" svg:x2="2.818cm" svg:y2="0.213cm">
              <text:p/>
            </draw:line>
            <draw:line table:end-cell-address="'Modelo BD'.C18" table:end-x="2.819cm" table:end-y="0.107cm" draw:z-index="29" draw:style-name="gr1" draw:text-style-name="P1" svg:x1="2.818cm" svg:y1="0.213cm" svg:x2="2.819cm" svg:y2="6.774cm">
              <text:p/>
            </draw:line>
          </table:table-cell>
          <table:table-cell table:style-name="ce10" office:value-type="string">
            <text:p>chr_aulacodigo</text:p>
          </table:table-cell>
          <table:table-cell>
            <draw:line table:end-cell-address="'Modelo BD'.F3" table:end-x="0.033cm" table:end-y="0.239cm" draw:z-index="7" draw:style-name="gr1" draw:text-style-name="P1" svg:x1="4.019cm" svg:y1="0.239cm" svg:x2="2.49cm" svg:y2="0.239cm">
              <text:p/>
            </draw:line>
            <draw:line table:end-cell-address="'Modelo BD'.E5" table:end-x="2.462cm" table:end-y="0.213cm" draw:z-index="8" draw:style-name="gr1" draw:text-style-name="P1" svg:x1="2.462cm" svg:y1="1.049cm" svg:x2="2.462cm" svg:y2="0.266cm">
              <text:p/>
            </draw:line>
            <draw:line table:end-cell-address="'Modelo BD'.F3" table:end-x="0.005cm" table:end-y="0.107cm" draw:z-index="19" draw:style-name="gr1" draw:text-style-name="P1" svg:x1="3.991cm" svg:y1="0.107cm" svg:x2="3.018cm" svg:y2="0.107cm">
              <text:p/>
            </draw:line>
            <draw:line table:end-cell-address="'Modelo BD'.E19" table:end-x="2.935cm" table:end-y="0.239cm" draw:z-index="20" draw:style-name="gr1" draw:text-style-name="P1" svg:x1="2.935cm" svg:y1="7.358cm" svg:x2="2.935cm" svg:y2="0.107cm">
              <text:p/>
            </draw:line>
          </table:table-cell>
          <table:table-cell table:style-name="ce5" office:value-type="string">
            <text:p>chr_sedecodigo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vch_escunombre</text:p>
          </table:table-cell>
          <table:table-cell/>
          <table:table-cell table:style-name="ce10" office:value-type="string">
            <text:p>vch_auladescripcion</text:p>
          </table:table-cell>
          <table:table-cell/>
          <table:table-cell table:style-name="ce6" office:value-type="string">
            <text:p>vch_sedenombre</text:p>
          </table:table-cell>
          <table:table-cell table:number-columns-repeated="1018"/>
        </table:table-row>
        <table:table-row table:style-name="ro1">
          <table:table-cell/>
          <table:table-cell table:style-name="ce7" office:value-type="string">
            <text:p>chr_sedecodigo (FK)</text:p>
          </table:table-cell>
          <table:table-cell>
            <draw:line table:end-cell-address="'Modelo BD'.E5" table:end-x="2.436cm" table:end-y="0.213cm" draw:z-index="6" draw:style-name="gr1" draw:text-style-name="P1" svg:x1="0.039cm" svg:y1="0.213cm" svg:x2="10.407cm" svg:y2="0.213cm">
              <text:p/>
            </draw:line>
          </table:table-cell>
          <table:table-cell table:number-columns-repeated="2"/>
          <table:table-cell table:style-name="ce7" office:value-type="string">
            <text:p>vch_sedeciudad</text:p>
          </table:table-cell>
          <table:table-cell table:number-columns-repeated="1018"/>
        </table:table-row>
        <table:table-row table:style-name="ro1" table:number-rows-repeated="3">
          <table:table-cell table:number-columns-repeated="1024"/>
        </table:table-row>
        <table:table-row table:style-name="ro3">
          <table:table-cell table:style-name="ce2" office:value-type="string">
            <text:p>1_</text:p>
          </table:table-cell>
          <table:table-cell office:value-type="string">
            <text:p>Maestro</text:p>
          </table:table-cell>
          <table:table-cell/>
          <table:table-cell office:value-type="string">
            <text:p>Apoderado</text:p>
          </table:table-cell>
          <table:table-cell table:style-name="ce3" office:value-type="string">
            <text:p><text:span text:style-name="T2">1 </text:span><text:s text:c="22"/>∞</text:p>
          </table:table-cell>
          <table:table-cell office:value-type="string">
            <text:p>Estudiante</text:p>
          </table:table-cell>
          <table:table-cell table:number-columns-repeated="1018"/>
        </table:table-row>
        <table:table-row table:style-name="ro1">
          <table:table-cell>
            <draw:line table:end-cell-address="'Modelo BD'.A10" table:end-x="2.224cm" table:end-y="0.213cm" draw:z-index="9" draw:style-name="gr1" draw:text-style-name="P1" svg:x1="2.224cm" svg:y1="0.213cm" svg:x2="1.196cm" svg:y2="0.213cm">
              <text:p/>
            </draw:line>
            <draw:line table:end-cell-address="'Modelo BD'.A25" table:end-x="1.168cm" table:end-y="0.16cm" draw:z-index="11" draw:style-name="gr1" draw:text-style-name="P1" svg:x1="1.168cm" svg:y1="0.213cm" svg:x2="1.168cm" svg:y2="6.775cm">
              <text:p/>
            </draw:line>
          </table:table-cell>
          <table:table-cell table:style-name="ce5" office:value-type="string">
            <text:p>chr_maesdni</text:p>
          </table:table-cell>
          <table:table-cell/>
          <table:table-cell table:style-name="ce10" office:value-type="string">
            <text:p>chr_apodni</text:p>
          </table:table-cell>
          <table:table-cell>
            <draw:line table:end-cell-address="'Modelo BD'.F10" table:end-x="0.061cm" table:end-y="0.188cm" draw:z-index="13" draw:style-name="gr1" draw:text-style-name="P1" svg:x1="4.047cm" svg:y1="0.188cm" svg:x2="3.38cm" svg:y2="0.188cm">
              <text:p/>
            </draw:line>
            <draw:line table:end-cell-address="'Modelo BD'.E19" table:end-x="3.436cm" table:end-y="0.319cm" draw:z-index="15" draw:style-name="gr1" draw:text-style-name="P1" svg:x1="3.436cm" svg:y1="0.188cm" svg:x2="3.436cm" svg:y2="4.351cm">
              <text:p/>
            </draw:line>
            <draw:line table:end-cell-address="'Modelo BD'.E10" table:end-x="2.38cm" table:end-y="0.213cm" draw:z-index="33" draw:style-name="gr1" draw:text-style-name="P1" svg:x1="0.018cm" svg:y1="0.213cm" svg:x2="2.38cm" svg:y2="0.213cm">
              <text:p/>
            </draw:line>
            <draw:line table:end-cell-address="'Modelo BD'.E16" table:end-x="2.408cm" table:end-y="0.212cm" draw:z-index="34" draw:style-name="gr1" draw:text-style-name="P1" svg:x1="2.408cm" svg:y1="2.889cm" svg:x2="2.408cm" svg:y2="0.241cm">
              <text:p/>
            </draw:line>
          </table:table-cell>
          <table:table-cell table:style-name="ce5" office:value-type="string">
            <text:p>chr_estudni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>
            <text:p>vch_maespaterno</text:p>
          </table:table-cell>
          <table:table-cell/>
          <table:table-cell table:style-name="ce11" office:value-type="string">
            <text:p>vch_apopaterno</text:p>
          </table:table-cell>
          <table:table-cell/>
          <table:table-cell table:style-name="ce6" office:value-type="string">
            <text:p>vch_estupaterno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>
            <text:p>vch_maesmaterno</text:p>
          </table:table-cell>
          <table:table-cell/>
          <table:table-cell table:style-name="ce11" office:value-type="string">
            <text:p>vch_apomaterno</text:p>
          </table:table-cell>
          <table:table-cell/>
          <table:table-cell table:style-name="ce6" office:value-type="string">
            <text:p>vch_estumaterno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>
            <text:p>vch_maesnombre</text:p>
          </table:table-cell>
          <table:table-cell/>
          <table:table-cell table:style-name="ce11" office:value-type="string">
            <text:p>vch_aponombre</text:p>
          </table:table-cell>
          <table:table-cell/>
          <table:table-cell table:style-name="ce6" office:value-type="string">
            <text:p>vch_estunombre</text:p>
          </table:table-cell>
          <table:table-cell table:number-columns-repeated="1018"/>
        </table:table-row>
        <table:table-row table:style-name="ro2">
          <table:table-cell/>
          <table:table-cell table:style-name="ce6" office:value-type="string">
            <text:p>vch_maesdistrito</text:p>
          </table:table-cell>
          <table:table-cell table:style-name="ce3" office:value-type="string">
            <text:p>∞_</text:p>
            <draw:line table:end-cell-address="'Modelo BD'.C14" table:end-x="3.986cm" table:end-y="0.239cm" draw:z-index="1" draw:style-name="gr1" draw:text-style-name="P1" svg:x1="3.986cm" svg:y1="0.239cm" svg:x2="1.095cm" svg:y2="0.239cm">
              <text:p/>
            </draw:line>
          </table:table-cell>
          <table:table-cell table:style-name="ce12" office:value-type="string">
            <text:p>chr_escucodigo (FK)</text:p>
          </table:table-cell>
          <table:table-cell/>
          <table:table-cell table:style-name="ce6" office:value-type="string">
            <text:p>vch_estuedad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>
            <text:p>vch_maesmaestro</text:p>
          </table:table-cell>
          <table:table-cell table:number-columns-repeated="2"/>
          <table:table-cell table:style-name="ce2" office:value-type="string">
            <text:p>1_</text:p>
          </table:table-cell>
          <table:table-cell table:style-name="ce6" office:value-type="string">
            <text:p>vch_estudistrito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>
            <text:p>vch_maeseducacion</text:p>
          </table:table-cell>
          <table:table-cell table:number-columns-repeated="2"/>
          <table:table-cell>
            <draw:line table:end-cell-address="'Modelo BD'.F16" table:end-x="0.033cm" table:end-y="0.212cm" draw:z-index="32" draw:style-name="gr1" draw:text-style-name="P1" svg:x1="4.019cm" svg:y1="0.212cm" svg:x2="2.408cm" svg:y2="0.212cm">
              <text:p/>
            </draw:line>
          </table:table-cell>
          <table:table-cell table:style-name="ce7" office:value-type="string">
            <text:p>chr_apodni (FK)</text:p>
          </table:table-cell>
          <table:table-cell table:number-columns-repeated="1018"/>
        </table:table-row>
        <table:table-row table:style-name="ro1">
          <table:table-cell/>
          <table:table-cell table:style-name="ce6" office:value-type="string">
            <text:p>vch_maesusuario</text:p>
          </table:table-cell>
          <table:table-cell/>
          <table:table-cell>
            <draw:line table:end-cell-address="'Modelo BD'.D23" table:end-x="2.89cm" table:end-y="0.212cm" draw:z-index="25" draw:style-name="gr1" draw:text-style-name="P1" svg:x1="2.89cm" svg:y1="2.796cm" svg:x2="2.89cm" svg:y2="0.239cm">
              <text:p/>
            </draw:line>
            <draw:line table:end-cell-address="'Modelo BD'.E17" table:end-x="0.879cm" table:end-y="0.187cm" draw:z-index="26" draw:style-name="gr1" draw:text-style-name="P1" svg:x1="4.864cm" svg:y1="0.187cm" svg:x2="2.89cm" svg:y2="0.187cm">
              <text:p/>
            </draw:line>
          </table:table-cell>
          <table:table-cell table:number-columns-repeated="1020"/>
        </table:table-row>
        <table:table-row table:style-name="ro1">
          <table:table-cell/>
          <table:table-cell table:style-name="ce6" office:value-type="string">
            <text:p>vch_maesclave</text:p>
          </table:table-cell>
          <table:table-cell>
            <draw:line table:end-cell-address="'Modelo BD'.D18" table:end-x="0.583cm" table:end-y="0.188cm" draw:z-index="31" draw:style-name="gr1" draw:text-style-name="P1" svg:x1="2.819cm" svg:y1="0.188cm" svg:x2="4.569cm" svg:y2="0.188cm">
              <text:p/>
            </draw:line>
          </table:table-cell>
          <table:table-cell>
            <draw:line table:end-cell-address="'Modelo BD'.D24" table:end-x="0.611cm" table:end-y="0.186cm" draw:z-index="30" draw:style-name="gr1" draw:text-style-name="P1" svg:x1="0.611cm" svg:y1="2.769cm" svg:x2="0.583cm" svg:y2="0.188cm">
              <text:p/>
            </draw:line>
          </table:table-cell>
          <table:table-cell table:number-columns-repeated="1020"/>
        </table:table-row>
        <table:table-row table:style-name="ro4">
          <table:table-cell table:style-name="ce3" office:value-type="string">
            <text:p>∞ </text:p>
            <draw:line table:end-cell-address="'Modelo BD'.A19" table:end-x="2.224cm" table:end-y="0.214cm" draw:z-index="4" draw:style-name="gr1" draw:text-style-name="P1" svg:x1="2.224cm" svg:y1="0.214cm" svg:x2="1.53cm" svg:y2="0.214cm">
              <text:p/>
            </draw:line>
          </table:table-cell>
          <table:table-cell table:style-name="ce7" office:value-type="string">
            <text:p>chr_escucodigo (FK)</text:p>
          </table:table-cell>
          <table:table-cell table:style-name="ce9" office:value-type="string">
            <text:p><text:s/>∞ </text:p>
            <draw:line table:end-cell-address="'Modelo BD'.E19" table:end-x="2.879cm" table:end-y="0.239cm" draw:z-index="18" draw:style-name="gr1" draw:text-style-name="P1" svg:x1="0.039cm" svg:y1="0.214cm" svg:x2="10.85cm" svg:y2="0.239cm">
              <text:p/>
            </draw:line>
          </table:table-cell>
          <table:table-cell/>
          <table:table-cell>
            <draw:line table:end-cell-address="'Modelo BD'.F19" table:end-x="0.534cm" table:end-y="0.319cm" draw:z-index="17" draw:style-name="gr1" draw:text-style-name="P1" svg:x1="3.436cm" svg:y1="0.319cm" svg:x2="4.52cm" svg:y2="0.319cm">
              <text:p/>
            </draw:line>
          </table:table-cell>
          <table:table-cell>
            <draw:line table:end-cell-address="'Modelo BD'.F23" table:end-x="0.534cm" table:end-y="0.265cm" draw:z-index="16" draw:style-name="gr1" draw:text-style-name="P1" svg:x1="0.534cm" svg:y1="1.945cm" svg:x2="0.534cm" svg:y2="0.319cm">
              <text:p/>
            </draw:line>
          </table:table-cell>
          <table:table-cell table:number-columns-repeated="1018"/>
        </table:table-row>
        <table:table-row table:style-name="ro2">
          <table:table-cell table:style-name="ce3"/>
          <table:table-cell table:number-columns-repeated="1023"/>
        </table:table-row>
        <table:table-row table:style-name="ro2">
          <table:table-cell table:number-columns-repeated="2"/>
          <table:table-cell office:value-type="string">
            <text:p>Curso</text:p>
          </table:table-cell>
          <table:table-cell table:style-name="ce3" office:value-type="string">
            <text:p><text:span text:style-name="T2">∞ </text:span><text:s text:c="22"/>1</text:p>
          </table:table-cell>
          <table:table-cell office:value-type="string">
            <text:p>Asistencia</text:p>
          </table:table-cell>
          <table:table-cell/>
          <table:table-cell office:value-type="string">
            <text:p>Contador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0" office:value-type="string">
            <text:p>chr_cursocodigo</text:p>
          </table:table-cell>
          <table:table-cell>
            <draw:line table:end-cell-address="'Modelo BD'.D22" table:end-x="3.975cm" table:end-y="0.239cm" draw:z-index="12" draw:style-name="gr1" draw:text-style-name="P1" svg:x1="0.056cm" svg:y1="0.239cm" svg:x2="3.975cm" svg:y2="0.239cm">
              <text:p/>
            </draw:line>
          </table:table-cell>
          <table:table-cell table:style-name="ce13" office:value-type="string">
            <text:p>chr_cursocodigo (FK)</text:p>
          </table:table-cell>
          <table:table-cell/>
          <table:table-cell table:style-name="ce5" office:value-type="string">
            <text:p>vch_conttabla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>
            <text:p>chr_sedecodigo (FK)</text:p>
          </table:table-cell>
          <table:table-cell>
            <draw:line table:end-cell-address="'Modelo BD'.D23" table:end-x="2.862cm" table:end-y="0.24cm" draw:z-index="21" draw:style-name="gr1" draw:text-style-name="P1" svg:x1="0.028cm" svg:y1="0.24cm" svg:x2="2.862cm" svg:y2="0.24cm">
              <text:p/>
            </draw:line>
          </table:table-cell>
          <table:table-cell table:style-name="ce11" office:value-type="string">
            <text:p>chr_estudni (FK)</text:p>
          </table:table-cell>
          <table:table-cell>
            <draw:line table:end-cell-address="'Modelo BD'.F23" table:end-x="0.562cm" table:end-y="0.265cm" draw:z-index="14" draw:style-name="gr1" draw:text-style-name="P1" svg:x1="0.061cm" svg:y1="0.265cm" svg:x2="0.562cm" svg:y2="0.265cm">
              <text:p/>
            </draw:line>
          </table:table-cell>
          <table:table-cell table:style-name="ce6" office:value-type="string">
            <text:p>int_contitem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ce11" office:value-type="string">
            <text:p>chr_aulacodigo (FK)</text:p>
          </table:table-cell>
          <table:table-cell>
            <draw:line table:end-cell-address="'Modelo BD'.D24" table:end-x="0.583cm" table:end-y="0.186cm" draw:z-index="28" draw:style-name="gr1" draw:text-style-name="P1" svg:x1="0.028cm" svg:y1="0.186cm" svg:x2="0.583cm" svg:y2="0.186cm">
              <text:p/>
            </draw:line>
          </table:table-cell>
          <table:table-cell table:style-name="ce12" office:value-type="string">
            <text:p>dtt_asistfecha</text:p>
          </table:table-cell>
          <table:table-cell table:style-name="ce8" office:value-type="float" office:value="1">
            <text:p>1</text:p>
          </table:table-cell>
          <table:table-cell table:style-name="ce7" office:value-type="string">
            <text:p>int_contlongitud</text:p>
          </table:table-cell>
          <table:table-cell table:number-columns-repeated="1017"/>
        </table:table-row>
        <table:table-row table:style-name="ro2">
          <table:table-cell>
            <draw:line table:end-cell-address="'Modelo BD'.B25" table:end-x="3.885cm" table:end-y="0.188cm" draw:z-index="10" draw:style-name="gr1" draw:text-style-name="P1" svg:x1="6.143cm" svg:y1="0.188cm" svg:x2="1.14cm" svg:y2="0.16cm">
              <text:p/>
            </draw:line>
          </table:table-cell>
          <table:table-cell table:style-name="ce3" office:value-type="string">
            <text:p>∞</text:p>
          </table:table-cell>
          <table:table-cell table:style-name="ce11" office:value-type="string">
            <text:p>chr_maesdni (FK)</text:p>
          </table:table-cell>
          <table:table-cell table:style-name="ce9" office:value-type="string">
            <text:p>_∞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ce12" office:value-type="string">
            <text:p>vch_cursoperiodo</text:p>
          </table:table-cell>
          <table:table-cell table:number-columns-repeated="1021"/>
        </table:table-row>
        <table:table-row table:style-name="ro1" table:number-rows-repeated="1048549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Aula" table:style-name="ta1" table:print="false">
        <table:table-column table:style-name="co4" table:default-cell-style-name="ce15"/>
        <table:table-column table:style-name="co4" table:default-cell-style-name="ce16"/>
        <table:table-row table:style-name="ro1">
          <table:table-cell table:style-name="ce14" office:value-type="string">
            <text:p>chr_aulacodigo</text:p>
          </table:table-cell>
          <table:table-cell table:style-name="ce14" office:value-type="string">
            <text:p>vch_auladescripcion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4-6 años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7-9 años</text:p>
          </table:table-cell>
        </table:table-row>
        <table:table-row table:style-name="ro1">
          <table:table-cell office:value-type="string">
            <text:p>03</text:p>
          </table:table-cell>
          <table:table-cell office:value-type="string">
            <text:p>10-12 años</text:p>
          </table:table-cell>
        </table:table-row>
      </table:table>
      <table:table table:name="Sede" table:style-name="ta1" table:print="false">
        <table:table-column table:style-name="co4" table:default-cell-style-name="ce15"/>
        <table:table-column table:style-name="co4" table:number-columns-repeated="2" table:default-cell-style-name="ce16"/>
        <table:table-row table:style-name="ro1">
          <table:table-cell table:style-name="ce14" office:value-type="string">
            <text:p>chr_sedecodigo</text:p>
          </table:table-cell>
          <table:table-cell table:style-name="ce14" office:value-type="string">
            <text:p>vch_sedenombre</text:p>
          </table:table-cell>
          <table:table-cell table:style-name="ce14" office:value-type="string">
            <text:p>vch_sedeciudad</text:p>
          </table:table-cell>
        </table:table-row>
        <table:table-row table:style-name="ro1">
          <table:table-cell office:value-type="string">
            <text:p>01</text:p>
          </table:table-cell>
          <table:table-cell office:value-type="string">
            <text:p>Risso</text:p>
          </table:table-cell>
          <table:table-cell office:value-type="string">
            <text:p>Lima</text:p>
          </table:table-cell>
        </table:table-row>
        <table:table-row table:style-name="ro1">
          <table:table-cell office:value-type="string">
            <text:p>02</text:p>
          </table:table-cell>
          <table:table-cell office:value-type="string">
            <text:p>Amauta</text:p>
          </table:table-cell>
          <table:table-cell office:value-type="string">
            <text:p>Lima</text:p>
          </table:table-cell>
        </table:table-row>
      </table:table>
      <table:table table:name="Escuela" table:style-name="ta1" table:print="false">
        <table:table-column table:style-name="co4" table:number-columns-repeated="3" table:default-cell-style-name="Default"/>
        <table:table-row table:style-name="ro1">
          <table:table-cell table:style-name="ce14" office:value-type="string">
            <text:p>chr_escucodigo</text:p>
          </table:table-cell>
          <table:table-cell table:style-name="ce14" office:value-type="string">
            <text:p>vch_escunombre</text:p>
          </table:table-cell>
          <table:table-cell table:style-name="ce14" office:value-type="string">
            <text:p>chr_sedecodigo (FK)</text:p>
          </table:table-cell>
        </table:table-row>
        <table:table-row table:style-name="ro1">
          <table:table-cell table:style-name="ce15" office:value-type="string">
            <text:p>01</text:p>
          </table:table-cell>
          <table:table-cell table:style-name="ce16" office:value-type="string">
            <text:p>Cabrera</text:p>
          </table:table-cell>
          <table:table-cell table:style-name="ce16" office:value-type="string">
            <text:p>01</text:p>
          </table:table-cell>
        </table:table-row>
        <table:table-row table:style-name="ro1">
          <table:table-cell table:style-name="ce15" office:value-type="string">
            <text:p>02</text:p>
          </table:table-cell>
          <table:table-cell table:style-name="ce16" office:value-type="string">
            <text:p>Leguia</text:p>
          </table:table-cell>
          <table:table-cell table:style-name="ce16" office:value-type="string">
            <text:p>01</text:p>
          </table:table-cell>
        </table:table-row>
        <table:table-row table:style-name="ro1">
          <table:table-cell table:style-name="ce15" office:value-type="string">
            <text:p>03</text:p>
          </table:table-cell>
          <table:table-cell table:style-name="ce16" office:value-type="string">
            <text:p>Gonzales</text:p>
          </table:table-cell>
          <table:table-cell table:style-name="ce16" office:value-type="string">
            <text:p>01</text:p>
          </table:table-cell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formula="of:=CONCATENATE(&quot;'&quot;;[.A2];&quot;', &quot;;&quot;'&quot;;[.B2];&quot;', &quot;; &quot;'&quot;;[.C2];&quot;'&quot;)" office:value-type="string" office:string-value="'01', 'Cabrera', '01'">
            <text:p>'01', 'Cabrera', '01'</text:p>
          </table:table-cell>
          <table:table-cell table:number-columns-repeated="2"/>
        </table:table-row>
        <table:table-row table:style-name="ro1">
          <table:table-cell table:formula="of:=CONCATENATE(&quot;'&quot;;[.A3];&quot;', &quot;;&quot;'&quot;;[.B3];&quot;', &quot;; &quot;'&quot;;[.C3];&quot;'&quot;)" office:value-type="string" office:string-value="'02', 'Leguia', '01'">
            <text:p>'02', 'Leguia', '01'</text:p>
          </table:table-cell>
          <table:table-cell table:number-columns-repeated="2"/>
        </table:table-row>
        <table:table-row table:style-name="ro1" table:number-rows-repeated="2">
          <table:table-cell table:number-columns-repeated="3"/>
        </table:table-row>
        <table:table-row table:style-name="ro1">
          <table:table-cell table:formula="of:=CONCATENATE(&quot;insert into escuela values ( &quot;;[.A7]; &quot;);&quot;)" office:value-type="string" office:string-value="insert into escuela values ( '01', 'Cabrera', '01');">
            <text:p>insert into escuela values ( '01', 'Cabrera', '01');</text:p>
          </table:table-cell>
          <table:table-cell table:number-columns-repeated="2"/>
        </table:table-row>
        <table:table-row table:style-name="ro1">
          <table:table-cell table:formula="of:=CONCATENATE(&quot;insert into escuela values ( &quot;;[.A8]; &quot;);&quot;)" office:value-type="string" office:string-value="insert into escuela values ( '02', 'Leguia', '01');">
            <text:p>insert into escuela values ( '02', 'Leguia', '01');</text:p>
          </table:table-cell>
          <table:table-cell table:number-columns-repeated="2"/>
        </table:table-row>
      </table:table>
      <table:table table:name="Maestro" table:style-name="ta1" table:print="false">
        <table:table-column table:style-name="co4" table:number-columns-repeated="10" table:default-cell-style-name="Default"/>
        <table:table-row table:style-name="ro1">
          <table:table-cell table:style-name="ce14" office:value-type="string">
            <text:p>chr_maesdni</text:p>
          </table:table-cell>
          <table:table-cell table:style-name="ce14" office:value-type="string">
            <text:p>vch_maespaterno</text:p>
          </table:table-cell>
          <table:table-cell table:style-name="ce14" office:value-type="string">
            <text:p>vch_maesmaterno</text:p>
          </table:table-cell>
          <table:table-cell table:style-name="ce14" office:value-type="string">
            <text:p>vch_maesnombre</text:p>
          </table:table-cell>
          <table:table-cell table:style-name="ce14" office:value-type="string">
            <text:p>vch_maesdistrito</text:p>
          </table:table-cell>
          <table:table-cell table:style-name="ce14" office:value-type="string">
            <text:p>vch_maesmaestro</text:p>
          </table:table-cell>
          <table:table-cell table:style-name="ce14" office:value-type="string">
            <text:p>vch_maeseducacion</text:p>
          </table:table-cell>
          <table:table-cell table:style-name="ce14" office:value-type="string">
            <text:p>vch_maesusuario</text:p>
          </table:table-cell>
          <table:table-cell table:style-name="ce14" office:value-type="string">
            <text:p>vch_maesclave</text:p>
          </table:table-cell>
          <table:table-cell table:style-name="ce14" office:value-type="string">
            <text:p>chr_escucodigo (FK)</text:p>
          </table:table-cell>
        </table:table-row>
        <table:table-row table:style-name="ro1">
          <table:table-cell table:style-name="ce17" office:value-type="float" office:value="21234561">
            <text:p>21234561</text:p>
          </table:table-cell>
          <table:table-cell office:value-type="string">
            <text:p>Ore</text:p>
          </table:table-cell>
          <table:table-cell office:value-type="string">
            <text:p>Bustamante</text:p>
          </table:table-cell>
          <table:table-cell office:value-type="string">
            <text:p>Erick</text:p>
          </table:table-cell>
          <table:table-cell office:value-type="string">
            <text:p>Jesus Maria</text:p>
          </table:table-cell>
          <table:table-cell office:value-type="float" office:value="4896768">
            <text:p>4896768</text:p>
          </table:table-cell>
          <table:table-cell office:value-type="string">
            <text:p>Ingeniero</text:p>
          </table:table-cell>
          <table:table-cell office:value-type="string">
            <text:p>eore</text:p>
          </table:table-cell>
          <table:table-cell office:value-type="string">
            <text:p>oracle</text:p>
          </table:table-cell>
          <table:table-cell table:style-name="ce16" office:value-type="string">
            <text:p>01</text:p>
          </table:table-cell>
        </table:table-row>
        <table:table-row table:style-name="ro1">
          <table:table-cell table:style-name="ce17" office:value-type="float" office:value="21234562">
            <text:p>21234562</text:p>
          </table:table-cell>
          <table:table-cell office:value-type="string">
            <text:p>Mendoza</text:p>
          </table:table-cell>
          <table:table-cell office:value-type="string">
            <text:p>Davila</text:p>
          </table:table-cell>
          <table:table-cell office:value-type="string">
            <text:p>Diana</text:p>
          </table:table-cell>
          <table:table-cell office:value-type="string">
            <text:p>Jesus Maria</text:p>
          </table:table-cell>
          <table:table-cell office:value-type="float" office:value="4896768">
            <text:p>4896768</text:p>
          </table:table-cell>
          <table:table-cell office:value-type="string">
            <text:p>Maestra</text:p>
          </table:table-cell>
          <table:table-cell office:value-type="string">
            <text:p>dmendoza</text:p>
          </table:table-cell>
          <table:table-cell office:value-type="string">
            <text:p>oracle</text:p>
          </table:table-cell>
          <table:table-cell table:style-name="ce16" office:value-type="string">
            <text:p>01</text:p>
          </table:table-cell>
        </table:table-row>
        <table:table-row table:style-name="ro1">
          <table:table-cell table:style-name="ce17" office:value-type="float" office:value="21234563">
            <text:p>21234563</text:p>
          </table:table-cell>
          <table:table-cell office:value-type="string">
            <text:p>Marquez</text:p>
          </table:table-cell>
          <table:table-cell office:value-type="string">
            <text:p>Davila</text:p>
          </table:table-cell>
          <table:table-cell office:value-type="string">
            <text:p>Mercedes</text:p>
          </table:table-cell>
          <table:table-cell office:value-type="string">
            <text:p>San Borja</text:p>
          </table:table-cell>
          <table:table-cell office:value-type="float" office:value="4567898">
            <text:p>4567898</text:p>
          </table:table-cell>
          <table:table-cell office:value-type="string">
            <text:p>Medico</text:p>
          </table:table-cell>
          <table:table-cell office:value-type="string">
            <text:p>mmarquez</text:p>
          </table:table-cell>
          <table:table-cell office:value-type="string">
            <text:p>oracle</text:p>
          </table:table-cell>
          <table:table-cell table:style-name="ce16" office:value-type="string">
            <text:p>02</text:p>
          </table:table-cell>
        </table:table-row>
        <table:table-row table:style-name="ro1" table:number-rows-repeated="2">
          <table:table-cell table:number-columns-repeated="10"/>
        </table:table-row>
        <table:table-row table:style-name="ro1">
          <table:table-cell table:formula="of:=CONCATENATE(&quot;'&quot;;[.A2];&quot;', &quot;;&quot;'&quot;;[.B2];&quot;', &quot;; &quot;'&quot;;[.C2];&quot;', &quot;; &quot;'&quot;;[.D2];&quot;', &quot;; &quot;'&quot;;[.E2];&quot;', &quot;; &quot;'&quot;;[.F2];&quot;', &quot;; &quot;'&quot;;[.G2];&quot;', &quot;; &quot;'&quot;;[.H2];&quot;', &quot;; &quot;'&quot;;[.I2];&quot;', &quot;; &quot;'&quot;;[.J2];&quot;'&quot;)" office:value-type="string" office:string-value="'21234561', 'Ore', 'Bustamante', 'Erick', 'Jesus Maria', '4896768', 'Ingeniero', 'eore', 'oracle', '01'">
            <text:p>'21234561', 'Ore', 'Bustamante', 'Erick', 'Jesus Maria', '4896768', 'Ingeniero', 'eore', 'oracle', '01'</text:p>
          </table:table-cell>
          <table:table-cell table:number-columns-repeated="9"/>
        </table:table-row>
        <table:table-row table:style-name="ro1">
          <table:table-cell table:formula="of:=CONCATENATE(&quot;'&quot;;[.A3];&quot;', &quot;;&quot;'&quot;;[.B3];&quot;', &quot;; &quot;'&quot;;[.C3];&quot;', &quot;; &quot;'&quot;;[.D3];&quot;', &quot;; &quot;'&quot;;[.E3];&quot;', &quot;; &quot;'&quot;;[.F3];&quot;', &quot;; &quot;'&quot;;[.G3];&quot;', &quot;; &quot;'&quot;;[.H3];&quot;', &quot;; &quot;'&quot;;[.I3];&quot;', &quot;; &quot;'&quot;;[.J3];&quot;'&quot;)" office:value-type="string" office:string-value="'21234562', 'Mendoza', 'Davila', 'Diana', 'Jesus Maria', '4896768', 'Maestra', 'dmendoza', 'oracle', '01'">
            <text:p>'21234562', 'Mendoza', 'Davila', 'Diana', 'Jesus Maria', '4896768', 'Maestra', 'dmendoza', 'oracle', '01'</text:p>
          </table:table-cell>
          <table:table-cell table:number-columns-repeated="9"/>
        </table:table-row>
        <table:table-row table:style-name="ro1">
          <table:table-cell table:formula="of:=CONCATENATE(&quot;'&quot;;[.A4];&quot;', &quot;;&quot;'&quot;;[.B4];&quot;', &quot;; &quot;'&quot;;[.C4];&quot;', &quot;; &quot;'&quot;;[.D4];&quot;', &quot;; &quot;'&quot;;[.E4];&quot;', &quot;; &quot;'&quot;;[.F4];&quot;', &quot;; &quot;'&quot;;[.G4];&quot;', &quot;; &quot;'&quot;;[.H4];&quot;', &quot;; &quot;'&quot;;[.I4];&quot;', &quot;; &quot;'&quot;;[.J4];&quot;'&quot;)" office:value-type="string" office:string-value="'21234563', 'Marquez', 'Davila', 'Mercedes', 'San Borja', '4567898', 'Medico', 'mmarquez', 'oracle', '02'">
            <text:p>'21234563', 'Marquez', 'Davila', 'Mercedes', 'San Borja', '4567898', 'Medico', 'mmarquez', 'oracle', '02'</text:p>
          </table:table-cell>
          <table:table-cell table:number-columns-repeated="9"/>
        </table:table-row>
        <table:table-row table:style-name="ro1">
          <table:table-cell table:number-columns-repeated="10"/>
        </table:table-row>
        <table:table-row table:style-name="ro1">
          <table:table-cell table:formula="of:=CONCATENATE(&quot;insert into maestro values ( &quot;;[.A7]; &quot;);&quot;)" office:value-type="string" office:string-value="insert into maestro values ( '21234561', 'Ore', 'Bustamante', 'Erick', 'Jesus Maria', '4896768', 'Ingeniero', 'eore', 'oracle', '01');">
            <text:p>insert into maestro values ( '21234561', 'Ore', 'Bustamante', 'Erick', 'Jesus Maria', '4896768', 'Ingeniero', 'eore', 'oracle', '01');</text:p>
          </table:table-cell>
          <table:table-cell table:number-columns-repeated="9"/>
        </table:table-row>
        <table:table-row table:style-name="ro1">
          <table:table-cell table:formula="of:=CONCATENATE(&quot;insert into maestro values ( &quot;;[.A8]; &quot;);&quot;)" office:value-type="string" office:string-value="insert into maestro values ( '21234562', 'Mendoza', 'Davila', 'Diana', 'Jesus Maria', '4896768', 'Maestra', 'dmendoza', 'oracle', '01');">
            <text:p>insert into maestro values ( '21234562', 'Mendoza', 'Davila', 'Diana', 'Jesus Maria', '4896768', 'Maestra', 'dmendoza', 'oracle', '01');</text:p>
          </table:table-cell>
          <table:table-cell table:number-columns-repeated="9"/>
        </table:table-row>
        <table:table-row table:style-name="ro1">
          <table:table-cell table:formula="of:=CONCATENATE(&quot;insert into maestro values ( &quot;;[.A9]; &quot;);&quot;)" office:value-type="string" office:string-value="insert into maestro values ( '21234563', 'Marquez', 'Davila', 'Mercedes', 'San Borja', '4567898', 'Medico', 'mmarquez', 'oracle', '02');">
            <text:p>insert into maestro values ( '21234563', 'Marquez', 'Davila', 'Mercedes', 'San Borja', '4567898', 'Medico', 'mmarquez', 'oracle', '02');</text:p>
          </table:table-cell>
          <table:table-cell table:number-columns-repeated="9"/>
        </table:table-row>
      </table:table>
      <table:table table:name="Apoderado" table:style-name="ta1" table:print="false">
        <table:table-column table:style-name="co4" table:number-columns-repeated="5" table:default-cell-style-name="Default"/>
        <table:table-column table:style-name="co5" table:number-columns-repeated="7" table:default-cell-style-name="Default"/>
        <table:table-row table:style-name="ro1">
          <table:table-cell table:style-name="ce14" office:value-type="string">
            <text:p>chr_apodni</text:p>
          </table:table-cell>
          <table:table-cell table:style-name="ce14" office:value-type="string">
            <text:p>vch_apopaterno</text:p>
          </table:table-cell>
          <table:table-cell table:style-name="ce14" office:value-type="string">
            <text:p>vch_apomaterno</text:p>
          </table:table-cell>
          <table:table-cell table:style-name="ce14" office:value-type="string">
            <text:p>vch_aponombre</text:p>
          </table:table-cell>
          <table:table-cell table:style-name="ce14" office:value-type="string">
            <text:p>chr_escucodigo (FK)</text:p>
          </table:table-cell>
          <table:table-cell table:number-columns-repeated="7"/>
        </table:table-row>
        <table:table-row table:style-name="ro1">
          <table:table-cell table:style-name="ce15" office:value-type="string">
            <text:p>01234561</text:p>
          </table:table-cell>
          <table:table-cell table:style-name="ce16" office:value-type="string">
            <text:p>Perez</text:p>
          </table:table-cell>
          <table:table-cell table:style-name="ce16" office:value-type="string">
            <text:p>Hinojosa</text:p>
          </table:table-cell>
          <table:table-cell table:style-name="ce16" office:value-type="string">
            <text:p>Pedro</text:p>
          </table:table-cell>
          <table:table-cell table:style-name="ce16" office:value-type="string">
            <text:p>1</text:p>
          </table:table-cell>
          <table:table-cell table:number-columns-repeated="7"/>
        </table:table-row>
        <table:table-row table:style-name="ro1">
          <table:table-cell table:style-name="ce15" office:value-type="string">
            <text:p>01234562</text:p>
          </table:table-cell>
          <table:table-cell table:style-name="ce16" office:value-type="string">
            <text:p>Mendoza</text:p>
          </table:table-cell>
          <table:table-cell table:style-name="ce16" office:value-type="string">
            <text:p>Vilchez</text:p>
          </table:table-cell>
          <table:table-cell table:style-name="ce16" office:value-type="string">
            <text:p>Joanna</text:p>
          </table:table-cell>
          <table:table-cell table:style-name="ce16" office:value-type="string">
            <text:p>2</text:p>
          </table:table-cell>
          <table:table-cell table:number-columns-repeated="7"/>
        </table:table-row>
        <table:table-row table:style-name="ro1">
          <table:table-cell table:style-name="ce15" office:value-type="string">
            <text:p>01234563</text:p>
          </table:table-cell>
          <table:table-cell table:number-columns-repeated="2" table:style-name="ce16" office:value-type="string">
            <text:p>Ramos</text:p>
          </table:table-cell>
          <table:table-cell table:style-name="ce16" office:value-type="string">
            <text:p>Juan</text:p>
          </table:table-cell>
          <table:table-cell table:style-name="ce16" office:value-type="string">
            <text:p>3</text:p>
          </table:table-cell>
          <table:table-cell table:number-columns-repeated="7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table:formula="of:=CONCATENATE(&quot;'&quot;;[.A2];&quot;', &quot;;&quot;'&quot;;[.B2];&quot;', &quot;; &quot;'&quot;;[.C2];&quot;', &quot;; &quot;'&quot;;[.D2];&quot;', &quot;; &quot;'&quot;;[.E2];&quot;'&quot;)" office:value-type="string" office:string-value="'01234561', 'Perez', 'Hinojosa', 'Pedro', '1'">
            <text:p>'01234561', 'Perez', 'Hinojosa', 'Pedro', '1'</text:p>
          </table:table-cell>
          <table:table-cell table:number-columns-repeated="11"/>
        </table:table-row>
        <table:table-row table:style-name="ro1">
          <table:table-cell table:formula="of:=CONCATENATE(&quot;'&quot;;[.A3];&quot;', &quot;;&quot;'&quot;;[.B3];&quot;', &quot;; &quot;'&quot;;[.C3];&quot;', &quot;; &quot;'&quot;;[.D3];&quot;', &quot;; &quot;'&quot;;[.E3];&quot;'&quot;)" office:value-type="string" office:string-value="'01234562', 'Mendoza', 'Vilchez', 'Joanna', '2'">
            <text:p>'01234562', 'Mendoza', 'Vilchez', 'Joanna', '2'</text:p>
          </table:table-cell>
          <table:table-cell table:number-columns-repeated="11"/>
        </table:table-row>
        <table:table-row table:style-name="ro1">
          <table:table-cell table:formula="of:=CONCATENATE(&quot;'&quot;;[.A4];&quot;', &quot;;&quot;'&quot;;[.B4];&quot;', &quot;; &quot;'&quot;;[.C4];&quot;', &quot;; &quot;'&quot;;[.D4];&quot;', &quot;; &quot;'&quot;;[.E4];&quot;'&quot;)" office:value-type="string" office:string-value="'01234563', 'Ramos', 'Ramos', 'Juan', '3'">
            <text:p>'01234563', 'Ramos', 'Ramos', 'Juan', '3'</text:p>
          </table:table-cell>
          <table:table-cell table:number-columns-repeated="11"/>
        </table:table-row>
        <table:table-row table:style-name="ro1">
          <table:table-cell table:number-columns-repeated="12"/>
        </table:table-row>
        <table:table-row table:style-name="ro1">
          <table:table-cell table:formula="of:=CONCATENATE(&quot;insert into apoderado values ( &quot;;[.A7]; &quot;);&quot;)" office:value-type="string" office:string-value="insert into apoderado values ( '01234561', 'Perez', 'Hinojosa', 'Pedro', '1');">
            <text:p>insert into apoderado values ( '01234561', 'Perez', 'Hinojosa', 'Pedro', '1');</text:p>
          </table:table-cell>
          <table:table-cell table:number-columns-repeated="11"/>
        </table:table-row>
        <table:table-row table:style-name="ro1">
          <table:table-cell table:formula="of:=CONCATENATE(&quot;insert into apoderado values ( &quot;;[.A8]; &quot;);&quot;)" office:value-type="string" office:string-value="insert into apoderado values ( '01234562', 'Mendoza', 'Vilchez', 'Joanna', '2');">
            <text:p>insert into apoderado values ( '01234562', 'Mendoza', 'Vilchez', 'Joanna', '2');</text:p>
          </table:table-cell>
          <table:table-cell table:number-columns-repeated="11"/>
        </table:table-row>
        <table:table-row table:style-name="ro1">
          <table:table-cell table:formula="of:=CONCATENATE(&quot;insert into apoderado values ( &quot;;[.A9]; &quot;);&quot;)" office:value-type="string" office:string-value="insert into apoderado values ( '01234563', 'Ramos', 'Ramos', 'Juan', '3');">
            <text:p>insert into apoderado values ( '01234563', 'Ramos', 'Ramos', 'Juan', '3');</text:p>
          </table:table-cell>
          <table:table-cell table:number-columns-repeated="11"/>
        </table:table-row>
      </table:table>
      <table:table table:name="Estudiante" table:style-name="ta1" table:print="false">
        <table:table-column table:style-name="co4" table:number-columns-repeated="7" table:default-cell-style-name="Default"/>
        <table:table-column table:style-name="co5" table:number-columns-repeated="6" table:default-cell-style-name="Default"/>
        <table:table-row table:style-name="ro1">
          <table:table-cell table:style-name="ce18" office:value-type="string">
            <text:p>chr_estudni</text:p>
          </table:table-cell>
          <table:table-cell table:style-name="ce20" office:value-type="string">
            <text:p>vch_estupaterno</text:p>
          </table:table-cell>
          <table:table-cell table:style-name="ce20" office:value-type="string">
            <text:p>vch_estumaterno</text:p>
          </table:table-cell>
          <table:table-cell table:style-name="ce20" office:value-type="string">
            <text:p>vch_estunombre</text:p>
          </table:table-cell>
          <table:table-cell table:style-name="ce20" office:value-type="string">
            <text:p>vch_estuedad</text:p>
          </table:table-cell>
          <table:table-cell table:style-name="ce20" office:value-type="string">
            <text:p>vch_estudistrito</text:p>
          </table:table-cell>
          <table:table-cell table:style-name="ce20" office:value-type="string">
            <text:p>chr_apodni (FK)</text:p>
          </table:table-cell>
          <table:table-cell table:number-columns-repeated="6"/>
        </table:table-row>
        <table:table-row table:style-name="ro1">
          <table:table-cell table:style-name="ce19" office:value-type="string">
            <text:p>12345670</text:p>
          </table:table-cell>
          <table:table-cell table:style-name="ce16" office:value-type="string">
            <text:p>Perez</text:p>
          </table:table-cell>
          <table:table-cell table:style-name="ce16" office:value-type="string">
            <text:p>Aranibar</text:p>
          </table:table-cell>
          <table:table-cell table:style-name="ce16" office:value-type="string">
            <text:p>Juan</text:p>
          </table:table-cell>
          <table:table-cell table:style-name="ce16" office:value-type="string">
            <text:p>7</text:p>
          </table:table-cell>
          <table:table-cell table:style-name="ce16" office:value-type="string">
            <text:p>Jesus Maria</text:p>
          </table:table-cell>
          <table:table-cell table:style-name="ce16" office:value-type="float" office:value="4567897">
            <text:p>4567897</text:p>
          </table:table-cell>
          <table:table-cell table:number-columns-repeated="6"/>
        </table:table-row>
        <table:table-row table:style-name="ro1">
          <table:table-cell table:style-name="ce19" office:value-type="string">
            <text:p>12345671</text:p>
          </table:table-cell>
          <table:table-cell table:style-name="ce16" office:value-type="string">
            <text:p>Moreno</text:p>
          </table:table-cell>
          <table:table-cell table:style-name="ce16" office:value-type="string">
            <text:p>Mendoza</text:p>
          </table:table-cell>
          <table:table-cell table:style-name="ce16" office:value-type="string">
            <text:p>Carlos</text:p>
          </table:table-cell>
          <table:table-cell table:style-name="ce16" office:value-type="string">
            <text:p>8</text:p>
          </table:table-cell>
          <table:table-cell table:style-name="ce16" office:value-type="string">
            <text:p>La Molina</text:p>
          </table:table-cell>
          <table:table-cell table:style-name="ce16" office:value-type="float" office:value="4659878">
            <text:p>4659878</text:p>
          </table:table-cell>
          <table:table-cell table:number-columns-repeated="6"/>
        </table:table-row>
        <table:table-row table:style-name="ro1">
          <table:table-cell table:style-name="ce19" office:value-type="string">
            <text:p>12345672</text:p>
          </table:table-cell>
          <table:table-cell table:style-name="ce16" office:value-type="string">
            <text:p>Ramos</text:p>
          </table:table-cell>
          <table:table-cell table:style-name="ce16" office:value-type="string">
            <text:p>Bustamante</text:p>
          </table:table-cell>
          <table:table-cell table:style-name="ce16" office:value-type="string">
            <text:p>Francisco</text:p>
          </table:table-cell>
          <table:table-cell table:style-name="ce16" office:value-type="string">
            <text:p>5</text:p>
          </table:table-cell>
          <table:table-cell table:style-name="ce16" office:value-type="string">
            <text:p>San Borja</text:p>
          </table:table-cell>
          <table:table-cell table:style-name="ce16" office:value-type="float" office:value="5468971">
            <text:p>5468971</text:p>
          </table:table-cell>
          <table:table-cell table:number-columns-repeated="6"/>
        </table:table-row>
        <table:table-row table:style-name="ro1" table:number-rows-repeated="2">
          <table:table-cell table:number-columns-repeated="13"/>
        </table:table-row>
        <table:table-row table:style-name="ro1">
          <table:table-cell table:formula="of:=CONCATENATE(&quot;'&quot;;[.A2];&quot;', &quot;;&quot;'&quot;;[.B2];&quot;', &quot;; &quot;'&quot;;[.C2];&quot;', &quot;; &quot;'&quot;;[.D2];&quot;', &quot;; &quot;'&quot;;[.E2];&quot;', &quot;; &quot;'&quot;;[.F2];&quot;', &quot;; &quot;'&quot;;[.G2];&quot;'&quot;)" office:value-type="string" office:string-value="'12345670', 'Perez', 'Aranibar', 'Juan', '7', 'Jesus Maria', '4567897'">
            <text:p>'12345670', 'Perez', 'Aranibar', 'Juan', '7', 'Jesus Maria', '4567897'</text:p>
          </table:table-cell>
          <table:table-cell table:number-columns-repeated="12"/>
        </table:table-row>
        <table:table-row table:style-name="ro1">
          <table:table-cell table:formula="of:=CONCATENATE(&quot;'&quot;;[.A3];&quot;', &quot;;&quot;'&quot;;[.B3];&quot;', &quot;; &quot;'&quot;;[.C3];&quot;', &quot;; &quot;'&quot;;[.D3];&quot;', &quot;; &quot;'&quot;;[.E3];&quot;', &quot;; &quot;'&quot;;[.F3];&quot;', &quot;; &quot;'&quot;;[.G3];&quot;'&quot;)" office:value-type="string" office:string-value="'12345671', 'Moreno', 'Mendoza', 'Carlos', '8', 'La Molina', '4659878'">
            <text:p>'12345671', 'Moreno', 'Mendoza', 'Carlos', '8', 'La Molina', '4659878'</text:p>
          </table:table-cell>
          <table:table-cell table:number-columns-repeated="12"/>
        </table:table-row>
        <table:table-row table:style-name="ro1">
          <table:table-cell table:formula="of:=CONCATENATE(&quot;'&quot;;[.A4];&quot;', &quot;;&quot;'&quot;;[.B4];&quot;', &quot;; &quot;'&quot;;[.C4];&quot;', &quot;; &quot;'&quot;;[.D4];&quot;', &quot;; &quot;'&quot;;[.E4];&quot;', &quot;; &quot;'&quot;;[.F4];&quot;', &quot;; &quot;'&quot;;[.G4];&quot;'&quot;)" office:value-type="string" office:string-value="'12345672', 'Ramos', 'Bustamante', 'Francisco', '5', 'San Borja', '5468971'">
            <text:p>'12345672', 'Ramos', 'Bustamante', 'Francisco', '5', 'San Borja', '5468971'</text:p>
          </table:table-cell>
          <table:table-cell table:number-columns-repeated="12"/>
        </table:table-row>
        <table:table-row table:style-name="ro1">
          <table:table-cell table:number-columns-repeated="13"/>
        </table:table-row>
        <table:table-row table:style-name="ro1">
          <table:table-cell table:formula="of:=CONCATENATE(&quot;insert into estudiante values ( &quot;;[.A7]; &quot;);&quot;)" office:value-type="string" office:string-value="insert into estudiante values ( '12345670', 'Perez', 'Aranibar', 'Juan', '7', 'Jesus Maria', '4567897');">
            <text:p>insert into estudiante values ( '12345670', 'Perez', 'Aranibar', 'Juan', '7', 'Jesus Maria', '4567897');</text:p>
          </table:table-cell>
          <table:table-cell table:number-columns-repeated="12"/>
        </table:table-row>
        <table:table-row table:style-name="ro1">
          <table:table-cell table:formula="of:=CONCATENATE(&quot;insert into estudiante values ( &quot;;[.A8]; &quot;);&quot;)" office:value-type="string" office:string-value="insert into estudiante values ( '12345671', 'Moreno', 'Mendoza', 'Carlos', '8', 'La Molina', '4659878');">
            <text:p>insert into estudiante values ( '12345671', 'Moreno', 'Mendoza', 'Carlos', '8', 'La Molina', '4659878');</text:p>
          </table:table-cell>
          <table:table-cell table:number-columns-repeated="12"/>
        </table:table-row>
        <table:table-row table:style-name="ro1">
          <table:table-cell table:formula="of:=CONCATENATE(&quot;insert into estudiante values ( &quot;;[.A9]; &quot;);&quot;)" office:value-type="string" office:string-value="insert into estudiante values ( '12345672', 'Ramos', 'Bustamante', 'Francisco', '5', 'San Borja', '5468971');">
            <text:p>insert into estudiante values ( '12345672', 'Ramos', 'Bustamante', 'Francisco', '5', 'San Borja', '5468971');</text:p>
          </table:table-cell>
          <table:table-cell table:number-columns-repeated="12"/>
        </table:table-row>
      </table:table>
      <table:table table:name="Curso" table:style-name="ta1" table:print="false">
        <table:table-column table:style-name="co4" table:number-columns-repeated="5" table:default-cell-style-name="Default"/>
        <table:table-row table:style-name="ro1">
          <table:table-cell table:style-name="ce14" office:value-type="string">
            <text:p>chr_cursocodigo</text:p>
          </table:table-cell>
          <table:table-cell table:style-name="ce14" office:value-type="string">
            <text:p>chr_sedecodigo (FK)</text:p>
          </table:table-cell>
          <table:table-cell table:style-name="ce14" office:value-type="string">
            <text:p>chr_aulacodigo (FK)</text:p>
          </table:table-cell>
          <table:table-cell table:style-name="ce14" office:value-type="string">
            <text:p>chr_maesdni (FK)</text:p>
          </table:table-cell>
          <table:table-cell table:style-name="ce14" office:value-type="string">
            <text:p>vch_cursoperiodo</text:p>
          </table:table-cell>
        </table:table-row>
        <table:table-row table:style-name="ro1">
          <table:table-cell table:style-name="ce15" office:value-type="string">
            <text:p>01</text:p>
          </table:table-cell>
          <table:table-cell table:number-columns-repeated="2" table:style-name="ce21" office:value-type="string">
            <text:p>01</text:p>
          </table:table-cell>
          <table:table-cell table:style-name="ce22" office:value-type="float" office:value="21234561">
            <text:p>21234561</text:p>
          </table:table-cell>
          <table:table-cell table:style-name="ce16" office:value-type="string">
            <text:p>Verano</text:p>
          </table:table-cell>
        </table:table-row>
        <table:table-row table:style-name="ro1">
          <table:table-cell table:style-name="ce15" office:value-type="string">
            <text:p>02</text:p>
          </table:table-cell>
          <table:table-cell table:style-name="ce21" office:value-type="string">
            <text:p>01</text:p>
          </table:table-cell>
          <table:table-cell table:style-name="ce21" office:value-type="string">
            <text:p>02</text:p>
          </table:table-cell>
          <table:table-cell table:style-name="ce22" office:value-type="float" office:value="21234562">
            <text:p>21234562</text:p>
          </table:table-cell>
          <table:table-cell table:style-name="ce16" office:value-type="string">
            <text:p>Regular I</text:p>
          </table:table-cell>
        </table:table-row>
        <table:table-row table:style-name="ro1">
          <table:table-cell table:style-name="ce15" office:value-type="string">
            <text:p>03</text:p>
          </table:table-cell>
          <table:table-cell table:style-name="ce21" office:value-type="string">
            <text:p>01</text:p>
          </table:table-cell>
          <table:table-cell table:style-name="ce21" office:value-type="string">
            <text:p>03</text:p>
          </table:table-cell>
          <table:table-cell table:style-name="ce22" office:value-type="float" office:value="21234563">
            <text:p>21234563</text:p>
          </table:table-cell>
          <table:table-cell table:style-name="ce16" office:value-type="string">
            <text:p>Regular I</text:p>
          </table:table-cell>
        </table:table-row>
        <table:table-row table:style-name="ro1" table:number-rows-repeated="2">
          <table:table-cell table:number-columns-repeated="5"/>
        </table:table-row>
        <table:table-row table:style-name="ro1">
          <table:table-cell table:formula="of:=CONCATENATE(&quot;'&quot;;[.A2];&quot;', &quot;;&quot;'&quot;;[.B2];&quot;', &quot;; &quot;'&quot;;[.C2];&quot;', &quot;; &quot;'&quot;;[.D2];&quot;', &quot;; &quot;'&quot;;[.E2];&quot;'&quot;)" office:value-type="string" office:string-value="'01', '01', '01', '21234561', 'Verano'">
            <text:p>'01', '01', '01', '21234561', 'Verano'</text:p>
          </table:table-cell>
          <table:table-cell table:number-columns-repeated="4"/>
        </table:table-row>
        <table:table-row table:style-name="ro1">
          <table:table-cell table:formula="of:=CONCATENATE(&quot;'&quot;;[.A3];&quot;', &quot;;&quot;'&quot;;[.B3];&quot;', &quot;; &quot;'&quot;;[.C3];&quot;', &quot;; &quot;'&quot;;[.D3];&quot;', &quot;; &quot;'&quot;;[.E3];&quot;'&quot;)" office:value-type="string" office:string-value="'02', '01', '02', '21234562', 'Regular I'">
            <text:p>'02', '01', '02', '21234562', 'Regular I'</text:p>
          </table:table-cell>
          <table:table-cell table:number-columns-repeated="4"/>
        </table:table-row>
        <table:table-row table:style-name="ro1">
          <table:table-cell table:formula="of:=CONCATENATE(&quot;'&quot;;[.A4];&quot;', &quot;;&quot;'&quot;;[.B4];&quot;', &quot;; &quot;'&quot;;[.C4];&quot;', &quot;; &quot;'&quot;;[.D4];&quot;', &quot;; &quot;'&quot;;[.E4];&quot;'&quot;)" office:value-type="string" office:string-value="'03', '01', '03', '21234563', 'Regular I'">
            <text:p>'03', '01', '03', '21234563', 'Regular I'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formula="of:=CONCATENATE(&quot;insert into curso values ( &quot;;[.A7]; &quot;);&quot;)" office:value-type="string" office:string-value="insert into curso values ( '01', '01', '01', '21234561', 'Verano');">
            <text:p>insert into curso values ( '01', '01', '01', '21234561', 'Verano');</text:p>
          </table:table-cell>
          <table:table-cell table:number-columns-repeated="4"/>
        </table:table-row>
        <table:table-row table:style-name="ro1">
          <table:table-cell table:formula="of:=CONCATENATE(&quot;insert into curso values ( &quot;;[.A8]; &quot;);&quot;)" office:value-type="string" office:string-value="insert into curso values ( '02', '01', '02', '21234562', 'Regular I');">
            <text:p>insert into curso values ( '02', '01', '02', '21234562', 'Regular I');</text:p>
          </table:table-cell>
          <table:table-cell table:number-columns-repeated="4"/>
        </table:table-row>
        <table:table-row table:style-name="ro1">
          <table:table-cell table:formula="of:=CONCATENATE(&quot;insert into curso values ( &quot;;[.A9]; &quot;);&quot;)" office:value-type="string" office:string-value="insert into curso values ( '03', '01', '03', '21234563', 'Regular I');">
            <text:p>insert into curso values ( '03', '01', '03', '21234563', 'Regular I');</text:p>
          </table:table-cell>
          <table:table-cell table:number-columns-repeated="4"/>
        </table:table-row>
      </table:table>
      <table:table table:name="Asistencia" table:style-name="ta1" table:print="false">
        <table:table-column table:style-name="co6" table:number-columns-repeated="3" table:default-cell-style-name="Default"/>
        <table:table-row table:style-name="ro1">
          <table:table-cell table:style-name="ce14" office:value-type="string">
            <text:p>chr_cursocodigo (FK)</text:p>
          </table:table-cell>
          <table:table-cell table:style-name="ce14" office:value-type="string">
            <text:p>chr_estudni (FK)</text:p>
          </table:table-cell>
          <table:table-cell table:style-name="ce14" office:value-type="string">
            <text:p>dtt_asistfecha</text:p>
          </table:table-cell>
        </table:table-row>
        <table:table-row table:style-name="ro1">
          <table:table-cell table:style-name="ce15" office:value-type="string">
            <text:p>01</text:p>
          </table:table-cell>
          <table:table-cell table:style-name="ce15" office:value-type="float" office:value="12345670">
            <text:p>12345670</text:p>
          </table:table-cell>
          <table:table-cell table:style-name="ce15" office:value-type="string">
            <text:p>20160314</text:p>
          </table:table-cell>
        </table:table-row>
        <table:table-row table:style-name="ro1">
          <table:table-cell table:style-name="ce15" office:value-type="string">
            <text:p>01</text:p>
          </table:table-cell>
          <table:table-cell table:style-name="ce15" office:value-type="float" office:value="12345671">
            <text:p>12345671</text:p>
          </table:table-cell>
          <table:table-cell table:style-name="ce15" office:value-type="string">
            <text:p>20160314</text:p>
          </table:table-cell>
        </table:table-row>
        <table:table-row table:style-name="ro1">
          <table:table-cell table:style-name="ce15" office:value-type="string">
            <text:p>01</text:p>
          </table:table-cell>
          <table:table-cell table:style-name="ce15" office:value-type="float" office:value="12345670">
            <text:p>12345670</text:p>
          </table:table-cell>
          <table:table-cell table:style-name="ce15" office:value-type="string">
            <text:p>20160314</text:p>
          </table:table-cell>
        </table:table-row>
        <table:table-row table:style-name="ro1">
          <table:table-cell table:style-name="ce15" office:value-type="string">
            <text:p>02</text:p>
          </table:table-cell>
          <table:table-cell table:style-name="ce15" office:value-type="float" office:value="12345672">
            <text:p>12345672</text:p>
          </table:table-cell>
          <table:table-cell table:style-name="ce15" office:value-type="string">
            <text:p>20160307</text:p>
          </table:table-cell>
        </table:table-row>
        <table:table-row table:style-name="ro1">
          <table:table-cell table:number-columns-repeated="3"/>
        </table:table-row>
        <table:table-row table:style-name="ro1">
          <table:table-cell table:formula="of:=CONCATENATE(&quot;'&quot;;[.A2];&quot;', &quot;;&quot;'&quot;;[.B2];&quot;', &quot;; &quot;to_date('&quot;;[.C2];&quot;','YYYYMMDD')&quot;)" office:value-type="string" office:string-value="'01', '12345670', to_date('20160314','YYYYMMDD')">
            <text:p>'01', '12345670', to_date('20160314','YYYYMMDD')</text:p>
          </table:table-cell>
          <table:table-cell table:number-columns-repeated="2"/>
        </table:table-row>
        <table:table-row table:style-name="ro1">
          <table:table-cell table:formula="of:=CONCATENATE(&quot;'&quot;;[.A3];&quot;', &quot;;&quot;'&quot;;[.B3];&quot;', &quot;; &quot;to_date('&quot;;[.C3];&quot;','YYYYMMDD')&quot;)" office:value-type="string" office:string-value="'01', '12345671', to_date('20160314','YYYYMMDD')">
            <text:p>'01', '12345671', to_date('20160314','YYYYMMDD')</text:p>
          </table:table-cell>
          <table:table-cell table:number-columns-repeated="2"/>
        </table:table-row>
        <table:table-row table:style-name="ro1">
          <table:table-cell table:formula="of:=CONCATENATE(&quot;'&quot;;[.A4];&quot;', &quot;;&quot;'&quot;;[.B4];&quot;', &quot;; &quot;to_date('&quot;;[.C4];&quot;','YYYYMMDD')&quot;)" office:value-type="string" office:string-value="'01', '12345670', to_date('20160314','YYYYMMDD')">
            <text:p>'01', '12345670', to_date('20160314','YYYYMMDD')</text:p>
          </table:table-cell>
          <table:table-cell table:number-columns-repeated="2"/>
        </table:table-row>
        <table:table-row table:style-name="ro1">
          <table:table-cell table:formula="of:=CONCATENATE(&quot;'&quot;;[.A5];&quot;', &quot;;&quot;'&quot;;[.B5];&quot;', &quot;; &quot;to_date('&quot;;[.C5];&quot;','YYYYMMDD')&quot;)" office:value-type="string" office:string-value="'02', '12345672', to_date('20160307','YYYYMMDD')">
            <text:p>'02', '12345672', to_date('20160307','YYYYMMDD')</text:p>
          </table:table-cell>
          <table:table-cell table:number-columns-repeated="2"/>
        </table:table-row>
        <table:table-row table:style-name="ro1">
          <table:table-cell table:formula="of:=CONCATENATE(&quot;insert into asistencia values ( &quot;;[.A7]; &quot; );&quot;)" office:value-type="string" office:string-value="insert into asistencia values ( '01', '12345670', to_date('20160314','YYYYMMDD') );">
            <text:p>insert into asistencia values ( '01', '12345670', to_date('20160314','YYYYMMDD') );</text:p>
          </table:table-cell>
          <table:table-cell table:number-columns-repeated="2"/>
        </table:table-row>
        <table:table-row table:style-name="ro1">
          <table:table-cell table:formula="of:=CONCATENATE(&quot;insert into asistencia values ( &quot;;[.A8]; &quot;);&quot;)" office:value-type="string" office:string-value="insert into asistencia values ( '01', '12345671', to_date('20160314','YYYYMMDD'));">
            <text:p>insert into asistencia values ( '01', '12345671', to_date('20160314','YYYYMMDD'));</text:p>
          </table:table-cell>
          <table:table-cell table:number-columns-repeated="2"/>
        </table:table-row>
        <table:table-row table:style-name="ro1">
          <table:table-cell table:formula="of:=CONCATENATE(&quot;insert into asistencia values ( &quot;;[.A9]; &quot;);&quot;)" office:value-type="string" office:string-value="insert into asistencia values ( '01', '12345670', to_date('20160314','YYYYMMDD'));">
            <text:p>insert into asistencia values ( '01', '12345670', to_date('20160314','YYYYMMDD'));</text:p>
          </table:table-cell>
          <table:table-cell table:number-columns-repeated="2"/>
        </table:table-row>
        <table:table-row table:style-name="ro1">
          <table:table-cell table:formula="of:=CONCATENATE(&quot;insert into asistencia values ( &quot;;[.A10]; &quot;);&quot;)" office:value-type="string" office:string-value="insert into asistencia values ( '02', '12345672', to_date('20160307','YYYYMMDD'));">
            <text:p>insert into asistencia values ( '02', '12345672', to_date('20160307','YYYYMMDD'));</text:p>
          </table:table-cell>
          <table:table-cell table:number-columns-repeated="2"/>
        </table:table-row>
      </table:table>
      <table:table table:name="Contador" table:style-name="ta1" table:print="false">
        <table:table-column table:style-name="co4" table:number-columns-repeated="3" table:default-cell-style-name="Default"/>
        <table:table-row table:style-name="ro1">
          <table:table-cell table:style-name="ce14" office:value-type="string">
            <text:p>vch_conttabla</text:p>
          </table:table-cell>
          <table:table-cell table:style-name="ce14" office:value-type="string">
            <text:p>int_contitem</text:p>
          </table:table-cell>
          <table:table-cell table:style-name="ce14" office:value-type="string">
            <text:p>int_contlongitud</text:p>
          </table:table-cell>
        </table:table-row>
        <table:table-row table:style-name="ro1">
          <table:table-cell office:value-type="string">
            <text:p>Aula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Sede</text:p>
          </table:table-cell>
          <table:table-cell office:value-type="float" office:value="2">
            <text:p>2</text:p>
          </table:table-cell>
          <table:table-cell/>
        </table:table-row>
        <table:table-row table:style-name="ro1">
          <table:table-cell office:value-type="string">
            <text:p>Maestro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Escuela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Apoderado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Estudiante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Curso</text:p>
          </table:table-cell>
          <table:table-cell office:value-type="float" office:value="3">
            <text:p>3</text:p>
          </table:table-cell>
          <table:table-cell/>
        </table:table-row>
        <table:table-row table:style-name="ro1">
          <table:table-cell office:value-type="string">
            <text:p>Asistencia</text:p>
          </table:table-cell>
          <table:table-cell office:value-type="float" office:value="4">
            <text:p>4</text:p>
          </table:table-cell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s" fo:country="PE" style:font-name-asian="Lucida Sans Unicode" style:language-asian="zh" style:country-asian="CN" style:font-name-complex="Tahoma" style:language-complex="hi" style:country-complex="IN"/>
    </style:default-style>
    <style:default-style style:family="graphic">
      <style:graphic-properties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s" fo:country="PE" style:letter-kerning="true" style:font-size-asian="12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PE">S/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s" number:country="PE">S/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3-16">16/03/2016</text:date>, <text:time>07:26:01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rick Ore</meta:initial-creator>
    <meta:creation-date>2016-03-13T21:09:23.57</meta:creation-date>
    <dc:date>2016-03-16T07:26:01.11</dc:date>
    <dc:creator>Erick Ore</dc:creator>
    <meta:editing-duration>PT4H16M37S</meta:editing-duration>
    <meta:editing-cycles>11</meta:editing-cycles>
    <meta:generator>OpenOffice/4.1.2$Win32 OpenOffice.org_project/412m3$Build-9782</meta:generator>
    <meta:document-statistic meta:table-count="10" meta:cell-count="270" meta:object-count="35"/>
  </office:meta>
</office:document-meta>
</file>